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9647CEADFA50E2A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61cm" fo:min-width="24.529cm"/>
    </style:style>
    <style:style style:name="gr3" style:family="graphic" style:parent-style-name="standard">
      <style:graphic-properties draw:stroke="none" draw:fill="none" draw:fill-color="#ffffff" fo:min-height="11.26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9647CEADFA50E2A4.jpg" xlink:type="simple" xlink:show="embed" xlink:actuate="onLoad">
            <text:p/>
          </draw:image>
        </draw:frame>
        <draw:custom-shape draw:style-name="gr2" draw:text-style-name="P2" draw:layer="layout" svg:width="26.035cm" svg:height="10.317cm" svg:x="0.873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921cm" svg:height="11.514cm" svg:x="1.54cm" svg:y="3.236cm">
          <draw:text-box>
            <text:p text:style-name="P3"><text:span text:style-name="T1">Jezus kalmeert de storm</text:span></text:p>
            <text:p text:style-name="P4"><text:span text:style-name="T2">(Markus 4:35-41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1:10.817000000</dc:date>
    <meta:editing-duration>PT56M18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